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8">
      <style:text-properties officeooo:paragraph-rsid="001c4a34"/>
    </style:style>
    <style:style style:name="P2" style:family="paragraph" style:parent-style-name="Text_20_body" style:list-style-name="L28">
      <style:text-properties officeooo:rsid="001b95fb" officeooo:paragraph-rsid="001b95fb"/>
    </style:style>
    <style:style style:name="P3" style:family="paragraph" style:parent-style-name="Text_20_body" style:list-style-name="L28">
      <style:text-properties officeooo:rsid="001c4a34" officeooo:paragraph-rsid="001c4a34"/>
    </style:style>
    <style:style style:name="P4" style:family="paragraph" style:parent-style-name="Text_20_body">
      <style:text-properties fo:font-weight="normal" officeooo:rsid="001c4a34" officeooo:paragraph-rsid="001c4a34" style:font-weight-asian="normal" style:font-weight-complex="normal"/>
    </style:style>
    <style:style style:name="P5" style:family="paragraph" style:parent-style-name="Text_20_body" style:list-style-name="L28">
      <style:text-properties fo:font-weight="normal" officeooo:rsid="001c4a34" officeooo:paragraph-rsid="001c4a34" style:font-weight-asian="normal" style:font-weight-complex="normal"/>
    </style:style>
    <style:style style:name="P6" style:family="paragraph" style:parent-style-name="Text_20_body" style:list-style-name="L28">
      <style:text-properties fo:font-weight="normal" officeooo:paragraph-rsid="001c4a34" style:font-weight-asian="normal" style:font-weight-complex="normal"/>
    </style:style>
    <style:style style:name="P7" style:family="paragraph" style:parent-style-name="Text_20_body" style:list-style-name="L28">
      <style:text-properties fo:font-weight="normal" officeooo:rsid="001ddf49" officeooo:paragraph-rsid="001ddf49" style:font-weight-asian="normal" style:font-weight-complex="normal"/>
    </style:style>
    <style:style style:name="P8" style:family="paragraph" style:parent-style-name="Text_20_body" style:list-style-name="L28">
      <style:text-properties fo:font-weight="normal" officeooo:rsid="001fd7f2" officeooo:paragraph-rsid="001fd7f2" style:font-weight-asian="normal" style:font-weight-complex="normal"/>
    </style:style>
    <style:style style:name="P9" style:family="paragraph" style:parent-style-name="Text_20_body" style:list-style-name="L28">
      <style:text-properties fo:font-size="15pt" fo:font-style="italic" fo:font-weight="bold" officeooo:rsid="001ddf49" officeooo:paragraph-rsid="001ddf49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Text_20_body" style:list-style-name="L28">
      <style:text-properties fo:font-size="15pt" fo:font-style="italic" fo:font-weight="bold" officeooo:paragraph-rsid="001c4a34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ext_20_body" style:list-style-name="L28">
      <style:text-properties fo:font-size="15pt" fo:font-style="italic" fo:font-weight="bold" officeooo:rsid="001c4a34" officeooo:paragraph-rsid="001c4a34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 style:list-style-name="L28">
      <style:text-properties fo:font-size="15pt" fo:font-style="italic" fo:font-weight="bold" officeooo:rsid="00221a5c" officeooo:paragraph-rsid="00221a5c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b95fb"/>
    </style:style>
    <style:style style:name="T2" style:family="text">
      <style:text-properties officeooo:rsid="001c4a3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df4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12638483" text:style-name="L28">
        <text:list-item>
          <text:p text:style-name="P2">Ls – list the file and Directory</text:p>
        </text:list-item>
        <text:list-item>
          <text:p text:style-name="P2">pwd – show present Directory</text:p>
        </text:list-item>
        <text:list-item>
          <text:p text:style-name="P2">mkdir <text:s/><text:span text:style-name="T2">file name </text:span>– make new directories</text:p>
        </text:list-item>
        <text:list-item>
          <text:p text:style-name="P2">mkdir -p – make multiple directories in directories.</text:p>
          <text:p text:style-name="P12">Change Directory</text:p>
        </text:list-item>
        <text:list-item>
          <text:p text:style-name="P1"><text:span text:style-name="Source_20_Text"><text:span text:style-name="T1">cd</text:span></text:span><text:span text:style-name="T1">: Changes the current directory to the user's </text:span><text:span text:style-name="Strong_20_Emphasis"><text:span text:style-name="T1">home directory</text:span></text:span><text:span text:style-name="T1">.<text:line-break/>Example: </text:span><text:span text:style-name="Source_20_Text"><text:span text:style-name="T1">cd</text:span></text:span><text:span text:style-name="T1"><text:line-break/>Effect: Moves to </text:span><text:span text:style-name="Source_20_Text"><text:span text:style-name="T1">/home/username</text:span></text:span><text:span text:style-name="T1">.</text:span></text:p>
        </text:list-item>
        <text:list-item>
          <text:p text:style-name="P1"><text:span text:style-name="Source_20_Text">cd ..</text:span>: Moves <text:span text:style-name="Strong_20_Emphasis">up one directory level</text:span> (to the parent directory).<text:line-break/>Example: <text:span text:style-name="Source_20_Text">cd ..</text:span><text:line-break/>Effect: From <text:span text:style-name="Source_20_Text">/home/user/Docs</text:span> to <text:span text:style-name="Source_20_Text">/home/user</text:span>.</text:p>
        </text:list-item>
        <text:list-item>
          <text:p text:style-name="P1"><text:span text:style-name="Source_20_Text">cd ../..</text:span>: Moves <text:span text:style-name="Strong_20_Emphasis">up two directory levels</text:span> (to the grandparent directory).<text:line-break/>Example: <text:span text:style-name="Source_20_Text">cd ../..</text:span><text:line-break/>Effect: From <text:span text:style-name="Source_20_Text">/home/user/Docs</text:span> to <text:span text:style-name="Source_20_Text">/home</text:span>.</text:p>
        </text:list-item>
        <text:list-item>
          <text:p text:style-name="P1"><text:span text:style-name="Source_20_Text">cd /</text:span>: Changes the current directory to the <text:span text:style-name="Strong_20_Emphasis">root directory</text:span>.<text:line-break/>Example: <text:span text:style-name="Source_20_Text">cd /</text:span><text:line-break/>Effect: Moves to <text:span text:style-name="Source_20_Text">/</text:span>, the root of the filesystem.</text:p>
        </text:list-item>
        <text:list-item>
          <text:p text:style-name="P1"><text:span text:style-name="Source_20_Text">cd ~</text:span>: Changes the current directory to the <text:span text:style-name="Strong_20_Emphasis">home directory</text:span>.<text:line-break/>Example: <text:span text:style-name="Source_20_Text">cd ~</text:span><text:line-break/>Effect: Same as <text:span text:style-name="Source_20_Text">cd</text:span>, moves to <text:span text:style-name="Source_20_Text">/home/username</text:span>.</text:p>
        </text:list-item>
        <text:list-item>
          <text:p text:style-name="P1"><text:span text:style-name="Source_20_Text">cd -</text:span>: Switches to the <text:span text:style-name="Strong_20_Emphasis">previous directory</text:span> you were in.<text:line-break/>Example: <text:span text:style-name="Source_20_Text">cd -</text:span><text:line-break/>Effect: Toggles between the current and previous directory.</text:p>
        </text:list-item>
        <text:list-item>
          <text:p text:style-name="P3">touch – create empty file </text:p>
        </text:list-item>
        <text:list-item>
          <text:p text:style-name="P3">touch -m filename <text:s/>- to modify and change time of file.</text:p>
          <text:p text:style-name="P11"><text:s text:c="2"/>Open text editor</text:p>
        </text:list-item>
        <text:list-item>
          <text:p text:style-name="P3"><text:span text:style-name="T3"><text:s/></text:span><text:span text:style-name="T4">nano filename </text:span><text:span text:style-name="T3">–</text:span><text:span text:style-name="T4"> to create, read, modify append file (ctrl+S) to save (ctrl+x)to exit.</text:span></text:p>
        </text:list-item>
        <text:list-item>
          <text:p text:style-name="P3"><text:span text:style-name="T4">vi/vim - to create, read, modify append file</text:span></text:p>
          <text:p text:style-name="P11">delete</text:p>
        </text:list-item>
        <text:list-item>
          <text:p text:style-name="P5">rm -m dir – <text:s/>to re delete directories contain contents.</text:p>
        </text:list-item>
        <text:list-item>
          <text:p text:style-name="P5">rm Filne name – to delete empty file/ directories.</text:p>
        </text:list-item>
        <text:list-item>
          <text:p text:style-name="P5"><text:s/>rm - *.txt – delete all files end with txt.</text:p>
        </text:list-item>
        <text:list-item>
          <text:p text:style-name="P5">rm - my* - delete file starting from my.</text:p>
        </text:list-item>
      </text:list>
      <text:p text:style-name="P4"/>
      <text:p text:style-name="P4"><text:soft-page-break/></text:p>
      <text:p text:style-name="P4"/>
      <text:list xml:id="list222224898918281" text:continue-numbering="true" text:style-name="L28">
        <text:list-header>
          <text:p text:style-name="P10"><text:span text:style-name="T2">Copy</text:span></text:p>
        </text:list-header>
        <text:list-item>
          <text:p text:style-name="P6"><text:s/><text:span text:style-name="T2">cp source destination – to copy file.</text:span></text:p>
        </text:list-item>
        <text:list-item>
          <text:p text:style-name="P5">cp <text:span text:style-name="T5">hello.txt </text:span>directory/ <text:span text:style-name="T5">user</text:span>txt – to copy file <text:span text:style-name="T5">in same </text:span>directory.</text:p>
        </text:list-item>
        <text:list-item>
          <text:p text:style-name="P5">Cp -r dir_name/ dir_name – to copy directory.</text:p>
        </text:list-item>
        <text:list-item>
          <text:p text:style-name="P7">Cp source <text:span text:style-name="T6">home/</text:span><text:span text:style-name="T7">ec2-user/filename/</text:span></text:p>
        </text:list-item>
        <text:list-item>
          <text:p text:style-name="P7"><text:span text:style-name="T7">mv – source directory/ destination – to move file in same directory</text:span></text:p>
        </text:list-item>
        <text:list-item>
          <text:p text:style-name="P7"><text:span text:style-name="T7">mv file/home/ec2-user/new director - <text:s/>to move file to another directory</text:span></text:p>
          <text:p text:style-name="P9">Hide file</text:p>
        </text:list-item>
        <text:list-item>
          <text:p text:style-name="P7"><text:span text:style-name="T7">touch .filename – to create hidden file</text:span></text:p>
        </text:list-item>
        <text:list-item>
          <text:p text:style-name="P7"><text:span text:style-name="T7">nkdir .directory – to create hidden directory.</text:span></text:p>
        </text:list-item>
        <text:list-item>
          <text:p text:style-name="P7"><text:span text:style-name="T7">mv filename .filename – to hide file</text:span></text:p>
        </text:list-item>
        <text:list-item>
          <text:p text:style-name="P7"><text:span text:style-name="T7">mv dir-name .dir – to hide directory.</text:span></text:p>
        </text:list-item>
        <text:list-item>
          <text:p text:style-name="P7"><text:span text:style-name="T7">Ls -a – to show hidden directory and files.</text:span></text:p>
        </text:list-item>
        <text:list-item>
          <text:p text:style-name="P8"><text:span text:style-name="T7">Cat </text:span><text:span text:style-name="T6">etc/os- release – to see OS details.</text:span></text:p>
        </text:list-item>
        <text:list-item>
          <text:p text:style-name="P8"><text:span text:style-name="T6">Cat etcos* - to see OS details.</text:span></text:p>
        </text:list-item>
        <text:list-item>
          <text:p text:style-name="P8"><text:span text:style-name="T6">Df -h -check and show disk space usage </text:span></text:p>
        </text:list-item>
        <text:list-item>
          <text:p text:style-name="P8"><text:span text:style-name="T6">free -</text:span></text:p>
        </text:list-item>
        <text:list-item>
          <text:p text:style-name="P8"><text:span text:style-name="T6">free -m – to check memory usage.</text:span></text:p>
        </text:list-item>
        <text:list-item>
          <text:p text:style-name="P8"><text:span text:style-name="T6">Free -h</text:span></text:p>
        </text:list-item>
        <text:list-item>
          <text:p text:style-name="P8"><text:span text:style-name="T6">sudo timedatectl set-timezone Asia/Kolkata – to change time</text:span></text:p>
        </text:list-item>
        <text:list-item>
          <text:p text:style-name="P8"><text:span text:style-name="T6">sudo su – to swtich to root user</text:span></text:p>
        </text:list-item>
        <text:list-item>
          <text:p text:style-name="P8"><text:span text:style-name="T6">yum install tree – to install tree</text:span></text:p>
        </text:list-item>
        <text:list-item>
          <text:p text:style-name="P8"><text:span text:style-name="T6">yum remove tree – to remove tree</text:span></text:p>
        </text:list-item>
        <text:list-item>
          <text:p text:style-name="P8"><text:span text:style-name="T6">sudo yum install tree – to install without root user </text:span></text:p>
        </text:list-item>
        <text:list-item>
          <text:p text:style-name="P7"><text:span text:style-name="T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08:39.651080930</meta:creation-date>
    <dc:date>2025-01-27T22:22:20.996763981</dc:date>
    <meta:editing-duration>PT48M39S</meta:editing-duration>
    <meta:editing-cycles>3</meta:editing-cycles>
    <meta:generator>LibreOffice/7.1.8.1$Linux_X86_64 LibreOffice_project/10$Build-1</meta:generator>
    <meta:document-statistic meta:table-count="0" meta:image-count="0" meta:object-count="0" meta:page-count="2" meta:paragraph-count="46" meta:word-count="406" meta:character-count="2324" meta:non-whitespace-character-count="1966"/>
  </office:meta>
</office:document-meta>
</file>